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office:value-type="string" calcext:value-type="string">
            <text:p>Ordered?</text:p>
          </table:table-cell>
          <table:table-cell table:style-name="ce4" office:value-type="string" calcext:value-type="string">
            <text:p>Received?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Voltage Regulator2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Regulator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formula="of:=[.B4]*[.C4]" office:value-type="float" office:value="7.16" calcext:value-type="float">
            <text:p>7.16</text:p>
          </table:table-cell>
          <table:table-cell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Micro hub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B5]*[.C5]" office:value-type="float" office:value="4.95" calcext:value-type="float">
            <text:p>4.95</text:p>
          </table:table-cell>
          <table:table-cell office:value-type="string" calcext:value-type="string">
            <text:p>https://www.digikey.com/product-detail/en/adafruit-industries-llc/2991/1528-1609-ND/5878299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 3.2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formula="of:=[.B6]*[.C6]" office:value-type="float" office:value="45" calcext:value-type="float">
            <text:p>45</text:p>
          </table:table-cell>
          <table:table-cell office:value-type="string" calcext:value-type="string">
            <text:p><text:a xlink:href="https://www.digikey.com/product-detail/en/sparkfun-electronics/DEV-13736/1568-1231-ND/5721426" xlink:type="simple">https://www.digikey.com/product-detail/en/sparkfun-electronics/DEV-13736/1568-1231-ND/5721426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ranceiver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formula="of:=[.B7]*[.C7]" office:value-type="float" office:value="3.84" calcext:value-type="float">
            <text:p>3.84</text:p>
          </table:table-cell>
          <table:table-cell office:value-type="string" calcext:value-type="string">
            <text:p><text:a xlink:href="https://www.digikey.com/product-detail/en/microchip-technology/MCP2562-E-P/MCP2562-E-P-ND/4079966?utm_adgroup=Integrated%20Circuits&amp;slid=&amp;gclid=EAIaIQobChMIt8-KzNCm5QIVBeXICh3x3gJ9EAAYASAAEgKZIPD_BwE" xlink:type="simple">https://www.digikey.com/product-detail/en/microchip-technology/MCP2562-E-P/MCP2562-E-P-ND/4079966?utm_adgroup=Integrated%20Circuits&amp;slid=&amp;gclid=EAIaIQobChMIt8-KzNCm5QIVBeXICh3x3gJ9EAAYASAAEgKZIPD_BwE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 Board Kit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8]*[.C8]" office:value-type="float" office:value="13.99" calcext:value-type="float">
            <text:p>13.99</text:p>
          </table:table-cell>
          <table:table-cell office:value-type="string" calcext:value-type="string">
            <text:p>https://www.amazon.com/Miuzei-Including-Prototype-Connector-Terminal/dp/B07PS4VCDD/ref=sxbs_sxwds-stvp?crid=XWLKEZAFCETA&amp;keywords=perfboard+prototyping+board&amp;pd_rd_i=B07PS4VCDD&amp;pd_rd_r=6c2e6307-f847-47e4-9e4b-cdb665a406e5&amp;pd_rd_w=HrCrJ&amp;pd_rd_wg=Hb2zT&amp;pf_rd_p=a6d018ad-f20b-46c9-8920-433972c7d9b7&amp;pf_rd_r=VKJ2X8HSSNEXH3RYZ9CR&amp;qid=1571586941&amp;sprefix=perfboard%2Caps%2C166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9]*[.C9]" office:value-type="float" office:value="13.99" calcext:value-type="float">
            <text:p>13.99</text:p>
          </table:table-cell>
          <table:table-cell office:value-type="string" calcext:value-type="string">
            <text:p><text:a xlink:href="https://www.amazon.com/TUOFENG-Wire-Solid-different-colored-spools/dp/B07G2JWYDW/ref=sr_1_27?keywords=jumper%2Bwires&amp;qid=1571587344&amp;s=industrial&amp;sr=1-27&amp;th=1" xlink:type="simple">https://www.amazon.com/TUOFENG-Wire-Solid-different-colored-spools/dp/B07G2JWYDW/ref=sr_1_27?keywords=jumper%2Bwires&amp;qid=1571587344&amp;s=industrial&amp;sr=1-27&amp;th=1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Term 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5" calcext:value-type="float">
            <text:p>0.15</text:p>
          </table:table-cell>
          <table:table-cell table:formula="of:=[.B10]*[.C10]" office:value-type="float" office:value="0.6" calcext:value-type="float">
            <text:p>0.6</text:p>
          </table:table-cell>
          <table:table-cell table:style-name="ce1" office:value-type="string" calcext:value-type="string">
            <text:p><text:a xlink:href="https://www.digikey.com/product-detail/en/te-connectivity-passive-product/LR1F120R/A105949CT-ND/3477521" xlink:type="simple">https://www.digikey.com/product-detail/en/te-connectivity-passive-product/LR1F120R/A105949CT-ND/3477521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N Tranceiv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01" calcext:value-type="float">
            <text:p>1.01</text:p>
          </table:table-cell>
          <table:table-cell table:formula="of:=[.B11]*[.C11]" office:value-type="float" office:value="2.02" calcext:value-type="float">
            <text:p>2.02</text:p>
          </table:table-cell>
          <table:table-cell table:style-name="ce1" office:value-type="string" calcext:value-type="string">
            <text:p><text:a xlink:href="https://www.digikey.com/product-detail/en/microchip-technology/MCP2562-H-P/MCP2562-H-P-ND/4079835" xlink:type="simple">https://www.digikey.com/product-detail/en/microchip-technology/MCP2562-H-P/MCP2562-H-P-ND/4079835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upply Capacito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86" calcext:value-type="float">
            <text:p>0.386</text:p>
          </table:table-cell>
          <table:table-cell table:formula="of:=[.B12]*[.C12]" office:value-type="float" office:value="3.86" calcext:value-type="float">
            <text:p>3.86</text:p>
          </table:table-cell>
          <table:table-cell table:style-name="ce1" office:value-type="string" calcext:value-type="string">
            <text:p><text:a xlink:href="https://www.digikey.com/product-detail/en/kemet/C330C105K5R5TA7301/399-9886-1-ND/3726180" xlink:type="simple">https://www.digikey.com/product-detail/en/kemet/C330C105K5R5TA7301/399-9886-1-ND/3726180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DO 5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" calcext:value-type="float">
            <text:p>0.62</text:p>
          </table:table-cell>
          <table:table-cell table:formula="of:=[.B13]*[.C13]" office:value-type="float" office:value="3.1" calcext:value-type="float">
            <text:p>3.1</text:p>
          </table:table-cell>
          <table:table-cell table:style-name="ce1" office:value-type="string" calcext:value-type="string">
            <text:p><text:a xlink:href="https://www.digikey.com/product-detail/en/on-semiconductor/MC7805CTG/MC7805CTGOS-ND/919333" xlink:type="simple">https://www.digikey.com/product-detail/en/on-semiconductor/MC7805CTG/MC7805CTGOS-ND/919333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wering Jets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48" calcext:value-type="float">
            <text:p>3.48</text:p>
          </table:table-cell>
          <table:table-cell table:formula="of:=[.B14]*[.C14]" office:value-type="float" office:value="3.48" calcext:value-type="float">
            <text:p>3.48</text:p>
          </table:table-cell>
          <table:table-cell table:style-name="ce1"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Default"/>
          <table:table-cell table:style-name="ce1" table:number-columns-repeated="5"/>
        </table:table-row>
        <table:table-row table:style-name="ro1">
          <table:table-cell table:number-columns-repeated="6"/>
          <table:table-cell table:style-name="Default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17:47:23.022953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1-15T17:47:01.632863790</dc:date>
    <meta:editing-duration>PT2H2M14S</meta:editing-duration>
    <meta:editing-cycles>11</meta:editing-cycles>
    <meta:generator>LibreOffice/5.1.6.2$Linux_X86_64 LibreOffice_project/10m0$Build-2</meta:generator>
    <meta:document-statistic meta:table-count="1" meta:cell-count="121" meta:object-count="0"/>
  </office:meta>
</office:document-meta>
</file>